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c916" officeooo:paragraph-rsid="0015c916"/>
    </style:style>
    <style:style style:name="P2" style:family="paragraph" style:parent-style-name="Standard">
      <style:text-properties officeooo:rsid="00193e5d" officeooo:paragraph-rsid="00193e5d"/>
    </style:style>
    <style:style style:name="P3" style:family="paragraph" style:parent-style-name="Standard">
      <style:text-properties officeooo:rsid="001d25fe" officeooo:paragraph-rsid="001d25fe"/>
    </style:style>
    <style:style style:name="T1" style:family="text">
      <style:text-properties officeooo:rsid="0017cae3"/>
    </style:style>
    <style:style style:name="T2" style:family="text">
      <style:text-properties officeooo:rsid="00193e5d"/>
    </style:style>
    <style:style style:name="T3" style:family="text">
      <style:text-properties officeooo:rsid="001d25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جهت افزایش غنای experiments and results سعی شد معیار اندازه فاصله نقاط در حالت approximate نیز بررسی شود. برای این منظور به کدهای proposed_single_approximate و baseline_single_approximate خطو<text:span text:style-name="T1">ط</text:span> اضافه شد که مقادیر خطا را در فایلهای پوشه distance analysis ثبت می کنند. میانگین فاصله برای هر جواب در حالت ground truth، proposed و baseline در این فایلها ثبت می شود. <text:span text:style-name="T2">سپس در فایل compare نسبت خطاها محاسبه شده و مقادیر reference projected و nearest index متناظر قابل بررسی هستند.</text:span></text:p>
      <text:p text:style-name="P2">هدف، کشف رابطه بین وضعیتreference projected و nearest index در <text:span text:style-name="T3">حالتهای extermum خطا است که فعلاً معنی خاصی کشف نشد</text:span></text:p>
      <text:p text:style-name="P3">diffs_reference = reference_projected[:-2] - reference_projected[1:]</text:p>
      <text:p text:style-name="P3"/>
      <text:p text:style-name="P3">ValueError: operands could not be broadcast together with shapes (38408,) (38409,) </text:p>
      <text:p text:style-name="P3"/>
      <text:p text:style-name="P3">In [25]: num_reference_point = reference_projected.shape[0] <text:s text:c="20"/></text:p>
      <text:p text:style-name="P3"/>
      <text:p text:style-name="P3">In [26]: num_reference_point <text:s text:c="51"/></text:p>
      <text:p text:style-name="P3">Out[26]: 38410</text:p>
      <text:p text:style-name="P3"/>
      <text:p text:style-name="P3">In [27]: diffs_reference = reference_projected[:num_reference_point-1] - referen</text:p>
      <text:p text:style-name="P3"><text:s text:c="4"/>...: ce_projected[1:] <text:s text:c="54"/></text:p>
      <text:p text:style-name="P3"/>
      <text:p text:style-name="P3">In [28]: diffs_reference <text:s text:c="55"/></text:p>
      <text:p text:style-name="P3">Out[28]: array([-0.055, -8.866, -1.034, ..., -0.376, -0.372, -3.307])</text:p>
      <text:p text:style-name="P3"/>
      <text:p text:style-name="P3">In [29]: order <text:s text:c="65"/></text:p>
      <text:p text:style-name="P3">Out[29]: array([ 263, <text:s/>600, <text:s/>149, ..., 1057, <text:s/>574, <text:s/>616])</text:p>
      <text:p text:style-name="P3"/>
      <text:p text:style-name="P3">In [30]: error_perentage[263] <text:s text:c="50"/></text:p>
      <text:p text:style-name="P3">Out[30]: -45.9264625883982</text:p>
      <text:p text:style-name="P3"/>
      <text:p text:style-name="P3">In [31]: diffs_reference[263] <text:s text:c="50"/></text:p>
      <text:p text:style-name="P3">Out[31]: -0.0020000000000024443</text:p>
      <text:p text:style-name="P3"/>
      <text:p text:style-name="P3">In [32]: diffs_reference[264] <text:s text:c="50"/></text:p>
      <text:p text:style-name="P3">Out[32]: -0.1109999999999971</text:p>
      <text:p text:style-name="P3"/>
      <text:p text:style-name="P3">In [33]: diffs_reference[262] <text:s text:c="50"/></text:p>
      <text:p text:style-name="P3">Out[33]: -0.04999999999999716</text:p>
      <text:p text:style-name="P3"/>
      <text:p text:style-name="P3">In [34]: diffs_reference[261] <text:s text:c="50"/></text:p>
      <text:p text:style-name="P3">Out[34]: -0.05000000000000426</text:p>
      <text:p text:style-name="P3"/>
      <text:p text:style-name="P3">In [35]: diffs_reference[600] <text:s text:c="50"/></text:p>
      <text:p text:style-name="P3">Out[35]: -0.021000000000000796</text:p>
      <text:p text:style-name="P3"/>
      <text:p text:style-name="P3">In [36]: diffs_reference[599] <text:s text:c="50"/></text:p>
      <text:p text:style-name="P3">Out[36]: -0.0009999999999976694</text:p>
      <text:p text:style-name="P3"/>
      <text:p text:style-name="P3">In [37]: diffs_reference[601] <text:s text:c="50"/></text:p>
      <text:p text:style-name="P3">Out[37]: -0.0030000000000001137</text:p>
      <text:p text:style-name="P3"/>
      <text:p text:style-name="P3">In [38]: order[-1] <text:s text:c="61"/></text:p>
      <text:p text:style-name="P3">Out[38]: 616</text:p>
      <text:p text:style-name="P3"><text:soft-page-break/></text:p>
      <text:p text:style-name="P3">In [39]: diffs_reference[616] <text:s text:c="50"/></text:p>
      <text:p text:style-name="P3">Out[39]: -0.036000000000001364</text:p>
      <text:p text:style-name="P3"/>
      <text:p text:style-name="P3">In [40]: diffs_reference[615] <text:s text:c="50"/></text:p>
      <text:p text:style-name="P3">Out[40]: -0.020000000000003126</text:p>
      <text:p text:style-name="P3"/>
      <text:p text:style-name="P3">In [41]: diffs_reference[614] <text:s text:c="50"/></text:p>
      <text:p text:style-name="P3">Out[41]: -0.031999999999996476</text:p>
      <text:p text:style-name="P3"/>
      <text:p text:style-name="P3">In [42]: order <text:s text:c="65"/></text:p>
      <text:p text:style-name="P3">Out[42]: array([ 263, <text:s/>600, <text:s/>149, ..., 1057, <text:s/>574, <text:s/>616])</text:p>
      <text:p text:style-name="P3"/>
      <text:p text:style-name="P3">In [43]: diffs_reference[263] <text:s text:c="50"/></text:p>
      <text:p text:style-name="P3">Out[43]: -0.0020000000000024443</text:p>
      <text:p text:style-name="P3"/>
      <text:p text:style-name="P3">In [44]: diffs_reference[600] <text:s text:c="50"/></text:p>
      <text:p text:style-name="P3">Out[44]: -0.021000000000000796</text:p>
      <text:p text:style-name="P3"/>
      <text:p text:style-name="P3">In [45]: order[0:10] <text:s text:c="59"/></text:p>
      <text:p text:style-name="P3">Out[45]: array([ 263, <text:s/>600, <text:s/>149, <text:s/>777, <text:s/>645, <text:s/>811, <text:s/>283, <text:s/>211, 1164, <text:s/>680])</text:p>
      <text:p text:style-name="P3"/>
      <text:p text:style-name="P3">In [46]: diffs_reference[149] <text:s text:c="50"/></text:p>
      <text:p text:style-name="P3">Out[46]: -0.2680000000000007</text:p>
      <text:p text:style-name="P3"/>
      <text:p text:style-name="P3">In [47]: diffs_reference[order[0:10]] <text:s text:c="42"/></text:p>
      <text:p text:style-name="P3">Out[47]: </text:p>
      <text:p text:style-name="P3">array([-0.002, -0.021, -0.268, -0.009, -0.003, -0.021, -0.005, -0.132,</text:p>
      <text:p text:style-name="P3"><text:s text:c="7"/>-0.004, -0.014])</text:p>
      <text:p text:style-name="P3"/>
      <text:p text:style-name="P3">In [48]: diffs_reference[order[-10:]] <text:s text:c="104"/></text:p>
      <text:p text:style-name="P3">Out[48]: </text:p>
      <text:p text:style-name="P3">array([-0.018, -0.002, -0.078, -0.004, -0.003, -0.025, -0.103, -0.006,</text:p>
      <text:p text:style-name="P3"><text:s text:c="7"/>-0.032, -0.036])</text:p>
      <text:p text:style-name="P3"/>
      <text:p text:style-name="P3">In [49]: <text:s text:c="13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4T22:29:40.436496262</meta:creation-date>
    <dc:date>2022-07-04T22:42:18.589199638</dc:date>
    <meta:editing-duration>PT12M3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56" meta:word-count="288" meta:character-count="3843" meta:non-whitespace-character-count="2140"/>
  </office:meta>
</office:document-meta>
</file>